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2924in" fo:margin-left="-0.075in" fo:margin-top="0in" fo:margin-bottom="0in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8333in"/>
    </style:style>
    <style:style style:name="Table1.C" style:family="table-column">
      <style:table-column-properties style:column-width="3.08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2" style:family="table-row">
      <style:table-row-properties style:min-row-height="0.4167in" style:keep-together="true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2" style:family="table">
      <style:table-properties style:width="6.2924in" fo:margin-left="-0.075in" fo:margin-top="0in" fo:margin-bottom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8333in"/>
    </style:style>
    <style:style style:name="Table2.C" style:family="table-column">
      <style:table-column-properties style:column-width="3.08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2.2" style:family="table-row">
      <style:table-row-properties style:min-row-height="0.4167in" style:keep-together="true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3" style:family="table">
      <style:table-properties style:width="5.7215in" fo:margin-left="-0.075in" fo:margin-top="0in" fo:margin-bottom="0in" table:align="left" style:writing-mode="lr-tb"/>
    </style:style>
    <style:style style:name="Table3.A" style:family="table-column">
      <style:table-column-properties style:column-width="1.9722in"/>
    </style:style>
    <style:style style:name="Table3.B" style:family="table-column">
      <style:table-column-properties style:column-width="1.775in"/>
    </style:style>
    <style:style style:name="Table3.C" style:family="table-column">
      <style:table-column-properties style:column-width="1.9743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0.0069in solid #000001"/>
    </style:style>
    <style:style style:name="Table3.A2" style:family="table-cell">
      <style:table-cell-properties fo:padding-left="0.075in" fo:padding-right="0.075in" fo:padding-top="0in" fo:padding-bottom="0in" fo:border="0.0069in solid #000001"/>
    </style:style>
    <style:style style:name="Table4" style:family="table">
      <style:table-properties style:width="5.9181in" fo:margin-left="-0.075in" fo:margin-top="0in" fo:margin-bottom="0in" table:align="left" style:writing-mode="lr-tb"/>
    </style:style>
    <style:style style:name="Table4.A" style:family="table-column">
      <style:table-column-properties style:column-width="1.9722in"/>
    </style:style>
    <style:style style:name="Table4.B" style:family="table-column">
      <style:table-column-properties style:column-width="1.9715in"/>
    </style:style>
    <style:style style:name="Table4.C" style:family="table-column">
      <style:table-column-properties style:column-width="1.9743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0.0069in solid #000001"/>
    </style:style>
    <style:style style:name="Table5" style:family="table">
      <style:table-properties style:width="5.9181in" fo:margin-left="-0.075in" fo:margin-top="0in" fo:margin-bottom="0in" table:align="left" style:writing-mode="lr-tb"/>
    </style:style>
    <style:style style:name="Table5.A" style:family="table-column">
      <style:table-column-properties style:column-width="1.9722in"/>
    </style:style>
    <style:style style:name="Table5.B" style:family="table-column">
      <style:table-column-properties style:column-width="1.9715in"/>
    </style:style>
    <style:style style:name="Table5.C" style:family="table-column">
      <style:table-column-properties style:column-width="1.9743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0.0069in solid #000001"/>
    </style:style>
    <style:style style:name="Table6" style:family="table">
      <style:table-properties style:width="5.9181in" fo:margin-left="-0.075in" fo:margin-top="0in" fo:margin-bottom="0in" table:align="left" style:writing-mode="lr-tb"/>
    </style:style>
    <style:style style:name="Table6.A" style:family="table-column">
      <style:table-column-properties style:column-width="1.9722in"/>
    </style:style>
    <style:style style:name="Table6.B" style:family="table-column">
      <style:table-column-properties style:column-width="1.9715in"/>
    </style:style>
    <style:style style:name="Table6.C" style:family="table-column">
      <style:table-column-properties style:column-width="1.9743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075in" fo:padding-right="0.075in" fo:padding-top="0in" fo:padding-bottom="0in" fo:border="0.0069in solid #000001"/>
    </style:style>
    <style:style style:name="Table7" style:family="table">
      <style:table-properties style:width="5.9181in" fo:margin-left="-0.075in" fo:margin-top="0in" fo:margin-bottom="0in" table:align="left" style:writing-mode="lr-tb"/>
    </style:style>
    <style:style style:name="Table7.A" style:family="table-column">
      <style:table-column-properties style:column-width="1.9722in"/>
    </style:style>
    <style:style style:name="Table7.B" style:family="table-column">
      <style:table-column-properties style:column-width="1.9715in"/>
    </style:style>
    <style:style style:name="Table7.C" style:family="table-column">
      <style:table-column-properties style:column-width="1.9743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075in" fo:padding-right="0.075in" fo:padding-top="0in" fo:padding-bottom="0in" fo:border="0.0069in solid #000001"/>
    </style:style>
    <style:style style:name="Table8" style:family="table">
      <style:table-properties style:width="5.9181in" fo:margin-left="-0.075in" fo:margin-top="0in" fo:margin-bottom="0in" table:align="left" style:writing-mode="lr-tb"/>
    </style:style>
    <style:style style:name="Table8.A" style:family="table-column">
      <style:table-column-properties style:column-width="1.9722in"/>
    </style:style>
    <style:style style:name="Table8.B" style:family="table-column">
      <style:table-column-properties style:column-width="1.9715in"/>
    </style:style>
    <style:style style:name="Table8.C" style:family="table-column">
      <style:table-column-properties style:column-width="1.9743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075in" fo:padding-right="0.075in" fo:padding-top="0in" fo:padding-bottom="0in" fo:border="0.0069in solid #000001"/>
    </style:style>
    <style:style style:name="Table8.A2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 fo:orphans="0" fo:widows="0"/>
    </style:style>
    <style:style style:name="P4" style:family="paragraph" style:parent-style-name="Standard">
      <style:paragraph-properties fo:text-align="justify" style:justify-single-word="false" fo:orphans="0" fo:widows="0"/>
      <style:text-properties style:text-position="0% 100%" fo:font-size="11pt" style:font-size-asian="11pt" style:font-size-complex="11pt"/>
    </style:style>
    <style:style style:name="P5" style:family="paragraph" style:parent-style-name="Standard" style:list-style-name="WWNum1">
      <style:paragraph-properties fo:margin-left="0in" fo:margin-right="0in" fo:text-indent="0in" style:auto-text-indent="false"/>
    </style:style>
    <style:style style:name="P6" style:family="paragraph" style:parent-style-name="Standard" style:list-style-name="WWNum2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padding="0in" fo:border-left="none" fo:border-right="none" fo:border-top="none" fo:border-bottom="0.0209in solid #000001"/>
    </style:style>
    <style:style style:name="P8" style:family="paragraph" style:parent-style-name="Standard">
      <style:paragraph-properties fo:padding="0in" fo:border-left="none" fo:border-right="none" fo:border-top="none" fo:border-bottom="0.0209in solid #000001"/>
      <style:text-properties fo:font-size="11pt" style:font-size-asian="11pt" style:font-size-complex="11pt"/>
    </style:style>
    <style:style style:name="P9" style:family="paragraph" style:parent-style-name="Standard" style:list-style-name="WWNum3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0" style:family="paragraph" style:parent-style-name="Standard" style:list-style-name="WWNum4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1" style:family="paragraph" style:parent-style-name="Standard" style:list-style-name="WWNum5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2" style:family="paragraph" style:parent-style-name="Standard" style:list-style-name="WWNum6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3" style:family="paragraph" style:parent-style-name="Standard" style:list-style-name="WWNum7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4" style:family="paragraph" style:parent-style-name="Standard" style:list-style-name="WWNum8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5" style:family="paragraph" style:parent-style-name="Standard">
      <style:paragraph-properties fo:margin-left="0.2917in" fo:margin-right="0in" fo:text-indent="0in" style:auto-text-indent="false"/>
      <style:text-properties fo:font-size="11pt" style:font-size-asian="11pt" style:font-size-complex="11pt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style:text-position="0% 100%" fo:font-size="11pt" fo:language="en" fo:country="PH" style:font-size-asian="11pt" style:font-size-complex="11pt"/>
    </style:style>
    <style:style style:name="T7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Jan Michael Zapata</text:span></text:p>
      <text:p text:style-name="Standard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1282164680111471678" text:style-name="WWNum1">
        <text:list-item>
          <text:p text:style-name="P5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P3"><text:span text:style-name="T4">&lt;h1 style=”background-color:red”&gt;Hello&lt;/h1&gt;</text:span></text:p>
            <text:p text:style-name="P3"><text:span text:style-name="T7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P3"><text:span text:style-name="T4">&lt;small style=”background:blue;height:20px”&gt;Hi&lt;/h1&gt;</text:span></text:p>
            <text:p text:style-name="P3"><text:span text:style-name="T7">The 20px height did not reflect on the element</text:span></text:p>
          </table:table-cell>
        </table:table-row>
      </table:table>
      <text:p text:style-name="P8"/>
      <text:p text:style-name="P7"><text:span text:style-name="T2">Tip: You can use the background or border properties to outline elements. For padding and margins, use your browser’s developer tool. </text:span></text:p>
      <text:p text:style-name="P8"/>
      <text:p text:style-name="P8"/>
      <text:p text:style-name="P1"/>
      <text:list xml:id="list973023957501898271" text:style-name="WWNum2">
        <text:list-item>
          <text:p text:style-name="P6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2745614637801853312" text:style-name="WWNum3">
              <text:list-item>
                <text:p text:style-name="P9"><text:span text:style-name="T2">strong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strong&gt;Hello world&lt;/strong&gt; How are you?</text:span></text:p>
          </table:table-cell>
        </table:table-row>
        <table:table-row table:style-name="Table3.1">
          <table:table-cell table:style-name="Table3.A2" office:value-type="string">
            <text:list xml:id="list33445021" text:continue-numbering="true" text:style-name="WWNum3">
              <text:list-item>
                <text:p text:style-name="P9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input type="password" name=""&gt;</text:span></text:p>
          </table:table-cell>
        </table:table-row>
        <table:table-row table:style-name="Table3.1">
          <table:table-cell table:style-name="Table3.A2" office:value-type="string">
            <text:list xml:id="list33423957" text:continue-numbering="true" text:style-name="WWNum3">
              <text:list-item>
                <text:p text:style-name="P9"><text:span text:style-name="T2">h1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3"><text:span text:style-name="T4">&lt;h1&gt;I am a header 1&lt;/h1&gt;</text:span></text:p>
          </table:table-cell>
        </table:table-row>
        <table:table-row table:style-name="Table3.1">
          <table:table-cell table:style-name="Table3.A2" office:value-type="string">
            <text:list xml:id="list33453109" text:continue-numbering="true" text:style-name="WWNum3">
              <text:list-item>
                <text:p text:style-name="P9"><text:span text:style-name="T2">s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s&gt;Hello world&lt;/s&gt; How are you?</text:span></text:p>
          </table:table-cell>
        </table:table-row>
        <table:table-row table:style-name="Table3.1">
          <table:table-cell table:style-name="Table3.A2" office:value-type="string">
            <text:list xml:id="list33445870" text:continue-numbering="true" text:style-name="WWNum3">
              <text:list-item>
                <text:p text:style-name="P9"><text:span text:style-name="T2">form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3">&lt;form&gt;Form 11&lt;/form&gt;</text:p>
            <text:p text:style-name="P3">form {background-color: green}</text:p>
          </table:table-cell>
        </table:table-row>
        <table:table-row table:style-name="Table3.1">
          <table:table-cell table:style-name="Table3.A2" office:value-type="string">
            <text:list xml:id="list33440105" text:continue-numbering="true" text:style-name="WWNum3">
              <text:list-item>
                <text:p text:style-name="P9"><text:span text:style-name="T2">blockquote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blockquote&gt;I shall return&lt;/blockquote&gt;</text:p>
          </table:table-cell>
        </table:table-row>
        <table:table-row table:style-name="Table3.1">
          <table:table-cell table:style-name="Table3.A2" office:value-type="string">
            <text:list xml:id="list33441011" text:continue-numbering="true" text:style-name="WWNum3">
              <text:list-item>
                <text:p text:style-name="P9"><text:span text:style-name="T2">abbr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4">&lt;p&gt;&lt;abbr title="National Basketball Association"&gt;NBA&lt;/abbr</text:p>
          </table:table-cell>
        </table:table-row>
        <table:table-row table:style-name="Table3.1">
          <table:table-cell table:style-name="Table3.A2" office:value-type="string">
            <text:list xml:id="list33439891" text:continue-numbering="true" text:style-name="WWNum3">
              <text:list-item>
                <text:p text:style-name="P9"><text:span text:style-name="T2">h4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h1&gt;I am a header 4&lt;/h1&gt;</text:p>
          </table:table-cell>
        </table:table-row>
        <table:table-row table:style-name="Table3.1">
          <table:table-cell table:style-name="Table3.A2" office:value-type="string">
            <text:list xml:id="list33433712" text:continue-numbering="true" text:style-name="WWNum3">
              <text:list-item>
                <text:p text:style-name="P9"><text:span text:style-name="T2">nav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3">&lt;nav&gt;Menu 11&lt;/nav&gt;</text:p>
          </table:table-cell>
        </table:table-row>
      </table:table>
      <text:p text:style-name="P1"/>
      <text:list xml:id="list33445979" text:continue-list="list973023957501898271" text:style-name="WWNum2">
        <text:list-item>
          <text:p text:style-name="P6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6415427904285637564" text:style-name="WWNum4">
              <text:list-item>
                <text:p text:style-name="P10"><text:span text:style-name="T2">h2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3"><text:span text:style-name="T4">&lt;h2 style="width: 50px;"&gt;I am a header 2&lt;/h2&gt;</text:span></text:p>
          </table:table-cell>
        </table:table-row>
        <table:table-row table:style-name="Table4.1">
          <table:table-cell table:style-name="Table4.A1" office:value-type="string">
            <text:list xml:id="list33450756" text:continue-numbering="true" text:style-name="WWNum4">
              <text:list-item>
                <text:p text:style-name="P10"><text:span text:style-name="T2">em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3"><text:span text:style-name="T4">&lt;em style="width: 50px;"&gt;Hello world&lt;/em&gt; </text:span><text:soft-page-break/><text:span text:style-name="T4">How are you?</text:span></text:p>
          </table:table-cell>
        </table:table-row>
        <table:table-row table:style-name="Table4.1">
          <table:table-cell table:style-name="Table4.A1" office:value-type="string">
            <text:list xml:id="list33423609" text:continue-numbering="true" text:style-name="WWNum4">
              <text:list-item>
                <text:p text:style-name="P10"><text:span text:style-name="T2">ins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ins&gt;ELEVEN&lt;/ins&gt;</text:p>
          </table:table-cell>
        </table:table-row>
        <table:table-row table:style-name="Table4.1">
          <table:table-cell table:style-name="Table4.A1" office:value-type="string">
            <text:list xml:id="list33453509" text:continue-numbering="true" text:style-name="WWNum4">
              <text:list-item>
                <text:p text:style-name="P10"><text:span text:style-name="T2">sup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H&lt;sup&gt;2&lt;/sup&gt;o</text:p>
          </table:table-cell>
        </table:table-row>
        <table:table-row table:style-name="Table4.1">
          <table:table-cell table:style-name="Table4.A1" office:value-type="string">
            <text:list xml:id="list33444376" text:continue-numbering="true" text:style-name="WWNum4">
              <text:list-item>
                <text:p text:style-name="P10"><text:span text:style-name="T2">li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ol&gt;Fruits&lt;li&gt;Apple&lt;/li&gt;Mangoe&lt;li&gt;&lt;/li&gt;&lt;/ol&gt;</text:p>
          </table:table-cell>
        </table:table-row>
        <table:table-row table:style-name="Table4.1">
          <table:table-cell table:style-name="Table4.A1" office:value-type="string">
            <text:list xml:id="list33435879" text:continue-numbering="true" text:style-name="WWNum4">
              <text:list-item>
                <text:p text:style-name="P10"><text:span text:style-name="T2">dl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dl&gt;</text:p>
            <text:p text:style-name="P4">&lt;dt&gt;Coffee&lt;/dt&gt;</text:p>
            <text:p text:style-name="P4">&lt;dd&gt;Black hot drink&lt;/dd&gt;</text:p>
            <text:p text:style-name="P4">&lt;dt&gt;Milk&lt;/dt&gt;</text:p>
            <text:p text:style-name="P4">&lt;dd&gt;White cold drink&lt;/dd&gt;</text:p>
            <text:p text:style-name="P4">&lt;/dl&gt;</text:p>
          </table:table-cell>
        </table:table-row>
        <table:table-row table:style-name="Table4.1">
          <table:table-cell table:style-name="Table4.A1" office:value-type="string">
            <text:list xml:id="list33426773" text:continue-numbering="true" text:style-name="WWNum4">
              <text:list-item>
                <text:p text:style-name="P10"><text:span text:style-name="T2">input (email)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input type="email" name="Email" placeholder="Enter Email"&gt;</text:p>
          </table:table-cell>
        </table:table-row>
        <table:table-row table:style-name="Table4.1">
          <table:table-cell table:style-name="Table4.A1" office:value-type="string">
            <text:list xml:id="list33444077" text:continue-numbering="true" text:style-name="WWNum4">
              <text:list-item>
                <text:p text:style-name="P10"><text:span text:style-name="T2">select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select&gt;</text:p>
            <text:p text:style-name="P4"><text:s text:c="2"/>&lt;option value="volvo"&gt;Volvo&lt;/option&gt;</text:p>
            <text:p text:style-name="P4"><text:s text:c="2"/>&lt;option value="saab"&gt;Saab&lt;/option&gt;</text:p>
            <text:p text:style-name="P4"><text:s text:c="2"/>&lt;option value="mercedes"&gt;Mercedes&lt;/option&gt;</text:p>
            <text:p text:style-name="P4"><text:s text:c="2"/>&lt;option value="audi"&gt;Audi&lt;/option&gt;</text:p>
            <text:p text:style-name="P4">&lt;/select&gt;</text:p>
          </table:table-cell>
        </table:table-row>
        <table:table-row table:style-name="Table4.1">
          <table:table-cell table:style-name="Table4.A1" office:value-type="string">
            <text:list xml:id="list33452334" text:continue-numbering="true" text:style-name="WWNum4">
              <text:list-item>
                <text:p text:style-name="P10"><text:span text:style-name="T2">footer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footer&gt;Copy rights&lt;/footer&gt;</text:p>
          </table:table-cell>
        </table:table-row>
      </table:table>
      <text:p text:style-name="P1"/>
      <text:p text:style-name="P1"/>
      <text:p text:style-name="P1"/>
      <text:p text:style-name="P15"/>
      <text:list xml:id="list33435197" text:continue-list="list33445979" text:style-name="WWNum2">
        <text:list-item>
          <text:p text:style-name="P6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3485237101978030779" text:style-name="WWNum5">
              <text:list-item>
                <text:p text:style-name="P11"><text:span text:style-name="T2">header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<text:tab/><text:tab/><text:tab/>&lt;header&gt;</text:p>
            <text:p text:style-name="P4"><text:tab/><text:tab/><text:tab/>&lt;h1&gt;Activity&lt;/h1&gt;</text:p>
            <text:p text:style-name="P4"><text:tab/><text:tab/><text:tab/>&lt;figure&gt;</text:p>
            <text:p text:style-name="P4"><text:tab/><text:tab/><text:tab/>&lt;img src="http://lorempixel.com/60/60/" alt="PhotoLorem"&gt;&lt;figcaption&gt;This is a figcaption&lt;/figcaption&gt;&lt;/figure&gt;</text:p>
            <text:p text:style-name="P4"><text:tab/><text:tab/><text:tab/>&lt;/header&gt;</text:p>
          </table:table-cell>
        </table:table-row>
        <table:table-row table:style-name="Table5.1">
          <table:table-cell table:style-name="Table5.A1" office:value-type="string">
            <text:list xml:id="list33439957" text:continue-numbering="true" text:style-name="WWNum5">
              <text:list-item>
                <text:p text:style-name="P11"><text:span text:style-name="T2">spa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pan&gt;officia&lt;/span&gt; </text:p>
          </table:table-cell>
        </table:table-row>
        <table:table-row table:style-name="Table5.1">
          <table:table-cell table:style-name="Table5.A1" office:value-type="string">
            <text:list xml:id="list33423926" text:continue-numbering="true" text:style-name="WWNum5">
              <text:list-item>
                <text:p text:style-name="P11"><text:span text:style-name="T2">a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a href="#"&gt;irure dolor in reprehenderit&lt;/a&gt;</text:p>
          </table:table-cell>
        </table:table-row>
        <table:table-row table:style-name="Table5.1">
          <table:table-cell table:style-name="Table5.A1" office:value-type="string">
            <text:list xml:id="list33427276" text:continue-numbering="true" text:style-name="WWNum5">
              <text:list-item>
                <text:p text:style-name="P11"><text:span text:style-name="T2">butto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button type="button" name="Button"&gt;&lt;/button&gt;</text:p>
          </table:table-cell>
        </table:table-row>
        <table:table-row table:style-name="Table5.1">
          <table:table-cell table:style-name="Table5.A1" office:value-type="string">
            <text:list xml:id="list33455692" text:continue-numbering="true" text:style-name="WWNum5">
              <text:list-item>
                <text:p text:style-name="P11"><text:span text:style-name="T2">img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mg src="http://lorempixel.com/50/50/"&gt;</text:p>
          </table:table-cell>
        </table:table-row>
        <text:soft-page-break/>
        <table:table-row table:style-name="Table5.1">
          <table:table-cell table:style-name="Table5.A1" office:value-type="string">
            <text:list xml:id="list33427635" text:continue-numbering="true" text:style-name="WWNum5">
              <text:list-item>
                <text:p text:style-name="P11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nput type="checkbox" name="vehicle1" value="Bike"&gt; I have a bike&lt;br&gt;</text:p>
          </table:table-cell>
        </table:table-row>
        <table:table-row table:style-name="Table5.1">
          <table:table-cell table:style-name="Table5.A1" office:value-type="string">
            <text:list xml:id="list33428663" text:continue-numbering="true" text:style-name="WWNum5">
              <text:list-item>
                <text:p text:style-name="P11"><text:span text:style-name="T2">sub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ub&gt;mollit anim id est&lt;/sub&gt;</text:p>
          </table:table-cell>
        </table:table-row>
        <table:table-row table:style-name="Table5.1">
          <table:table-cell table:style-name="Table5.A1" office:value-type="string">
            <text:list xml:id="list33426097" text:continue-numbering="true" text:style-name="WWNum5">
              <text:list-item>
                <text:p text:style-name="P11"><text:span text:style-name="T2">fieldset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fieldset&gt;</text:p>
            <text:p text:style-name="P4"><text:tab/><text:tab/><text:tab/><text:tab/> <text:s text:c="3"/>&lt;legend&gt;Personalia:&lt;/legend&gt;</text:p>
            <text:p text:style-name="P4"><text:tab/><text:tab/><text:tab/><text:tab/> <text:s text:c="3"/>Name: &lt;input type="text"&gt;&lt;br&gt;</text:p>
            <text:p text:style-name="P4"><text:tab/><text:tab/><text:tab/><text:tab/> <text:s text:c="3"/>Email: &lt;input type="text"&gt;&lt;br&gt;</text:p>
            <text:p text:style-name="P4"><text:tab/><text:tab/><text:tab/><text:tab/> <text:s text:c="3"/>Date of birth: &lt;input type="text"&gt;</text:p>
            <text:p text:style-name="P4"><text:tab/><text:tab/><text:tab/><text:tab/> <text:s/>&lt;/fieldset&gt;</text:p>
          </table:table-cell>
        </table:table-row>
      </table:table>
      <text:p text:style-name="P1"/>
      <text:p text:style-name="P1"/>
      <text:list xml:id="list33441701" text:continue-list="list33435197" text:style-name="WWNum2">
        <text:list-item>
          <text:p text:style-name="P6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5549555403937189368" text:style-name="WWNum6">
              <text:list-item>
                <text:p text:style-name="P12"><text:span text:style-name="T2">h5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5&gt;This is H5&lt;/h5&gt;</text:p>
          </table:table-cell>
        </table:table-row>
        <table:table-row table:style-name="Table6.1">
          <table:table-cell table:style-name="Table6.A1" office:value-type="string">
            <text:list xml:id="list33424724" text:continue-numbering="true" text:style-name="WWNum6">
              <text:list-item>
                <text:list>
                  <text:list-item>
                    <text:p text:style-name="P12"><text:span text:style-name="T2">q</text:span>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q&gt;Lorem ipsum dolor sit amet, consectetur&lt;/q&gt;</text:p>
          </table:table-cell>
        </table:table-row>
        <table:table-row table:style-name="Table6.1">
          <table:table-cell table:style-name="Table6.A1" office:value-type="string">
            <text:list xml:id="list33438496" text:continue-numbering="true" text:style-name="WWNum6">
              <text:list-item>
                <text:list>
                  <text:list-item>
                    <text:p text:style-name="P12"><text:span text:style-name="T2">del</text:span>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del&gt;</text:p>
            <text:p text:style-name="P4"><text:tab/><text:tab/><text:tab/>quis nostrud &lt;/del&gt;</text:p>
          </table:table-cell>
        </table:table-row>
        <table:table-row table:style-name="Table6.1">
          <table:table-cell table:style-name="Table6.A1" office:value-type="string">
            <text:list xml:id="list33433573" text:continue-numbering="true" text:style-name="WWNum6">
              <text:list-item>
                <text:p text:style-name="P12"><text:span text:style-name="T2">aside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aside&gt;</text:p>
            <text:p text:style-name="P4"><text:tab/><text:tab/><text:tab/>&lt;img src="http://lorempixel.com/50/50/"&gt;</text:p>
            <text:p text:style-name="P4"><text:tab/><text:tab/><text:tab/>&lt;h3&gt;&lt;small&gt;ASIDE&lt;/small&gt;&lt;/h3&gt;</text:p>
            <text:p text:style-name="P4"><text:tab/><text:tab/><text:tab/>&lt;form&gt;</text:p>
            <text:p text:style-name="P4"><text:tab/><text:tab/><text:tab/>&lt;fieldset&gt;</text:p>
            <text:p text:style-name="P4"><text:tab/><text:tab/><text:tab/><text:tab/> <text:s text:c="3"/>&lt;legend&gt;Personalia:&lt;/legend&gt;</text:p>
            <text:p text:style-name="P4"><text:tab/><text:tab/><text:tab/><text:tab/> <text:s text:c="3"/>Name: &lt;input type="text"&gt;&lt;br&gt;</text:p>
            <text:p text:style-name="P4"><text:tab/><text:tab/><text:tab/><text:tab/> <text:s text:c="3"/>Email: &lt;input type="text"&gt;&lt;br&gt;</text:p>
            <text:p text:style-name="P4"><text:tab/><text:tab/><text:tab/><text:tab/> <text:s text:c="3"/>Date of birth: &lt;input type="text"&gt;</text:p>
            <text:p text:style-name="P4"><text:tab/><text:tab/><text:tab/><text:soft-page-break/><text:tab/> <text:s/>&lt;/fieldset&gt;</text:p>
            <text:p text:style-name="P4">&lt;/aside&gt;</text:p>
          </table:table-cell>
        </table:table-row>
        <table:table-row table:style-name="Table6.1">
          <table:table-cell table:style-name="Table6.A1" office:value-type="string">
            <text:list xml:id="list33449732" text:continue-numbering="true" text:style-name="WWNum6">
              <text:list-item>
                <text:p text:style-name="P12"><text:span text:style-name="T2">figure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figure&gt;</text:p>
            <text:p text:style-name="P4"><text:tab/><text:tab/><text:tab/>&lt;img src="http://lorempixel.com/60/60/" alt="PhotoLorem"&gt;&lt;figcaption&gt;This is a figcaption&lt;/figcaption&gt;&lt;/figure&gt;</text:p>
          </table:table-cell>
        </table:table-row>
        <table:table-row table:style-name="Table6.1">
          <table:table-cell table:style-name="Table6.A1" office:value-type="string">
            <text:list xml:id="list33442188" text:continue-numbering="true" text:style-name="WWNum6">
              <text:list-item>
                <text:p text:style-name="P12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input type="submit" name="Submit" value="SUBMIT"&gt;</text:p>
          </table:table-cell>
        </table:table-row>
        <table:table-row table:style-name="Table6.1">
          <table:table-cell table:style-name="Table6.A1" office:value-type="string">
            <text:list xml:id="list33452470" text:continue-numbering="true" text:style-name="WWNum6">
              <text:list-item>
                <text:p text:style-name="P12"><text:span text:style-name="T2">h3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3&gt;&lt;small&gt;ASIDE&lt;/small&gt;&lt;/h3&gt;</text:p>
          </table:table-cell>
        </table:table-row>
        <table:table-row table:style-name="Table6.1">
          <table:table-cell table:style-name="Table6.A1" office:value-type="string">
            <text:list xml:id="list33438631" text:continue-numbering="true" text:style-name="WWNum6">
              <text:list-item>
                <text:p text:style-name="P12"><text:span text:style-name="T2">small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small&gt;ASIDE&lt;/small&gt;</text:p>
          </table:table-cell>
        </table:table-row>
      </table:table>
      <text:p text:style-name="P1"/>
      <text:p text:style-name="P15"/>
      <text:list xml:id="list33440120" text:continue-list="list33441701" text:style-name="WWNum2">
        <text:list-item>
          <text:p text:style-name="P6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666863572593920335" text:style-name="WWNum7">
              <text:list-item>
                <text:p text:style-name="P13"><text:span text:style-name="T2">h6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6&gt;Adding Padding&lt;/h6&gt;</text:p>
          </table:table-cell>
        </table:table-row>
        <table:table-row table:style-name="Table7.1">
          <table:table-cell table:style-name="Table7.A1" office:value-type="string">
            <text:list xml:id="list33440836" text:continue-numbering="true" text:style-name="WWNum7">
              <text:list-item>
                <text:p text:style-name="P13"><text:span text:style-name="T2">ol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ol&gt;Organized List</text:p>
            <text:p text:style-name="P4"><text:tab/><text:tab/><text:tab/><text:tab/>&lt;li&gt;A&lt;/li&gt;</text:p>
            <text:p text:style-name="P4"><text:tab/><text:tab/><text:tab/><text:tab/>&lt;li&gt;B&lt;/li&gt;</text:p>
            <text:p text:style-name="P4"><text:tab/><text:tab/><text:tab/><text:tab/>&lt;li&gt;C&lt;/li&gt;</text:p>
            <text:p text:style-name="P4"><text:tab/><text:tab/><text:tab/>&lt;/ol&gt;</text:p>
          </table:table-cell>
        </table:table-row>
        <table:table-row table:style-name="Table7.1">
          <table:table-cell table:style-name="Table7.A1" office:value-type="string">
            <text:list xml:id="list33423769" text:continue-numbering="true" text:style-name="WWNum7">
              <text:list-item>
                <text:p text:style-name="P13"><text:span text:style-name="T2">hr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r&gt;</text:p>
          </table:table-cell>
        </table:table-row>
        <table:table-row table:style-name="Table7.1">
          <table:table-cell table:style-name="Table7.A1" office:value-type="string">
            <text:list xml:id="list33435944" text:continue-numbering="true" text:style-name="WWNum7">
              <text:list-item>
                <text:p text:style-name="P13"><text:span text:style-name="T2">p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p&gt;&lt;q&gt;Lorem ipsum dolor sit amet, consectetur&lt;/q&gt; adipisicing elit, sed do eiusmod</text:p>
            <text:p text:style-name="P4"><text:tab/><text:tab/><text:tab/>tempor incididunt ut labore et dolore magna aliqua. Ut enim ad minim veniam,&lt;del&gt;</text:p>
            <text:p text:style-name="P4"><text:tab/><text:tab/><text:tab/>quis nostrud &lt;/del&gt;exercitation ullamco laboris nisi ut aliquip ex ea commodo</text:p>
            <text:p text:style-name="P4"><text:tab/><text:tab/><text:tab/>consequat. Duis aute irure dolor in reprehenderit in voluptate velit esse</text:p>
            <text:p text:style-name="P4"><text:tab/><text:tab/><text:tab/>cillum dolore eu fugiat nulla pariatur. Excepteur sint occaecat cupidatat non</text:p>
            <text:p text:style-name="P4"><text:tab/><text:tab/><text:tab/>proident, sunt in culpa qui officia deserunt mollit anim id est laborum.&lt;/p&gt;</text:p>
          </table:table-cell>
        </table:table-row>
        <text:soft-page-break/>
        <table:table-row table:style-name="Table7.1">
          <table:table-cell table:style-name="Table7.A1" office:value-type="string">
            <text:list xml:id="list33423813" text:continue-numbering="true" text:style-name="WWNum7">
              <text:list-item>
                <text:p text:style-name="P13"><text:span text:style-name="T2">div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div&gt;</text:p>
            <text:p text:style-name="P4"><text:tab/><text:tab/><text:tab/>&lt;h6&gt;Adding Padding&lt;/h6&gt;</text:p>
            <text:p text:style-name="P4"><text:tab/><text:tab/><text:tab/>&lt;br&gt;</text:p>
            <text:p text:style-name="P4"><text:tab/><text:tab/><text:tab/>&lt;ol&gt;Organized List</text:p>
            <text:p text:style-name="P4"><text:tab/><text:tab/><text:tab/><text:tab/>&lt;li&gt;A&lt;/li&gt;</text:p>
            <text:p text:style-name="P4"><text:tab/><text:tab/><text:tab/><text:tab/>&lt;li&gt;B&lt;/li&gt;</text:p>
            <text:p text:style-name="P4"><text:tab/><text:tab/><text:tab/><text:tab/>&lt;li&gt;C&lt;/li&gt;</text:p>
            <text:p text:style-name="P4"><text:tab/><text:tab/><text:tab/>&lt;/ol&gt;</text:p>
            <text:p text:style-name="P4"/>
            <text:p text:style-name="P4"/>
            <text:p text:style-name="P4"><text:tab/><text:tab/>&lt;/div&gt;</text:p>
          </table:table-cell>
        </table:table-row>
        <table:table-row table:style-name="Table7.1">
          <table:table-cell table:style-name="Table7.A1" office:value-type="string">
            <text:list xml:id="list33452096" text:continue-numbering="true" text:style-name="WWNum7">
              <text:list-item>
                <text:p text:style-name="P13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input type="number" name="Phone Number" value="Phone No."&gt;</text:p>
          </table:table-cell>
        </table:table-row>
        <table:table-row table:style-name="Table7.1">
          <table:table-cell table:style-name="Table7.A1" office:value-type="string">
            <text:list xml:id="list33442120" text:continue-numbering="true" text:style-name="WWNum7">
              <text:list-item>
                <text:p text:style-name="P13"><text:span text:style-name="T2">ul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<text:bookmark text:name="_GoBack"/>&lt;ul&gt;Fruits</text:p>
            <text:p text:style-name="P4"><text:tab/><text:tab/><text:tab/><text:tab/>&lt;li&gt;Apple&lt;/li&gt;</text:p>
            <text:p text:style-name="P4"><text:tab/><text:tab/><text:tab/><text:tab/>&lt;li&gt;Mangoe&lt;/li&gt;</text:p>
            <text:p text:style-name="P4"><text:tab/><text:tab/><text:tab/><text:tab/>&lt;li&gt;Melon&lt;/li&gt;</text:p>
            <text:p text:style-name="P4"><text:tab/><text:tab/><text:tab/>&lt;/ul&gt;</text:p>
          </table:table-cell>
        </table:table-row>
        <table:table-row table:style-name="Table7.1">
          <table:table-cell table:style-name="Table7.A1" office:value-type="string">
            <text:list xml:id="list33439863" text:continue-numbering="true" text:style-name="WWNum7">
              <text:list-item>
                <text:p text:style-name="P13"><text:span text:style-name="T2">table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<text:tab/><text:tab/><text:tab/>&lt;table&gt;</text:p>
            <text:p text:style-name="P4"><text:tab/><text:tab/><text:tab/> <text:s/>&lt;tr&gt;</text:p>
            <text:p text:style-name="P4"><text:tab/><text:tab/><text:tab/> <text:s text:c="3"/>&lt;th&gt;Month&lt;/th&gt;</text:p>
            <text:p text:style-name="P4"><text:tab/><text:tab/><text:tab/> <text:s text:c="3"/>&lt;th&gt;Savings&lt;/th&gt;</text:p>
            <text:p text:style-name="P4"><text:tab/><text:tab/><text:tab/> <text:s/>&lt;/tr&gt;</text:p>
            <text:p text:style-name="P4"><text:tab/><text:tab/><text:tab/> <text:s/>&lt;tr&gt;</text:p>
            <text:p text:style-name="P4"><text:tab/><text:tab/><text:tab/> <text:s text:c="3"/>&lt;td&gt;January&lt;/td&gt;</text:p>
            <text:p text:style-name="P4"><text:tab/><text:tab/><text:tab/> <text:s text:c="3"/>&lt;td&gt;$100&lt;/td&gt;</text:p>
            <text:p text:style-name="P4"><text:tab/><text:tab/><text:tab/> <text:s/>&lt;/tr&gt;</text:p>
            <text:p text:style-name="P4"><text:tab/><text:tab/><text:tab/>&lt;/table&gt;</text:p>
          </table:table-cell>
        </table:table-row>
      </table:table>
      <text:p text:style-name="P15"/>
      <text:list xml:id="list33441031" text:continue-list="list33440120" text:style-name="WWNum2">
        <text:list-item>
          <text:p text:style-name="P6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883591232451434842" text:style-name="WWNum8">
              <text:list-item>
                <text:p text:style-name="P14"><text:span text:style-name="T2">dt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dt&gt;Coffee&lt;/dt&gt;</text:p>
          </table:table-cell>
        </table:table-row>
        <table:table-row table:style-name="Table8.1">
          <table:table-cell table:style-name="Table8.A2" office:value-type="string">
            <text:list xml:id="list33449530" text:continue-numbering="true" text:style-name="WWNum8">
              <text:list-item>
                <text:p text:style-name="P14"><text:span text:style-name="T2">dd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dd&gt;White cold drink&lt;/dd&gt;</text:p>
          </table:table-cell>
        </table:table-row>
        <table:table-row table:style-name="Table8.1">
          <table:table-cell table:style-name="Table8.A2" office:value-type="string">
            <text:list xml:id="list33451624" text:continue-numbering="true" text:style-name="WWNum8">
              <text:list-item>
                <text:p text:style-name="P14"><text:span text:style-name="T2">input (radio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radio" name="gender" value="male"&gt; Male&lt;br&gt;</text:p>
          </table:table-cell>
        </table:table-row>
        <text:soft-page-break/>
        <table:table-row table:style-name="Table8.1">
          <table:table-cell table:style-name="Table8.A2" office:value-type="string">
            <text:list xml:id="list33450299" text:continue-numbering="true" text:style-name="WWNum8">
              <text:list-item>
                <text:p text:style-name="P14"><text:span text:style-name="T2">textarea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textarea rows="4" cols="50"&gt;</text:p>
            <text:p text:style-name="P4"><text:tab/><text:tab/><text:tab/>At w3schools.com you will learn how to make a website. We offer free tutorials in all web development technologies. </text:p>
            <text:p text:style-name="P4"><text:tab/><text:tab/><text:tab/>&lt;/textarea&gt;</text:p>
          </table:table-cell>
        </table:table-row>
        <table:table-row table:style-name="Table8.1">
          <table:table-cell table:style-name="Table8.A2" office:value-type="string">
            <text:list xml:id="list33454744" text:continue-numbering="true" text:style-name="WWNum8">
              <text:list-item>
                <text:p text:style-name="P14"><text:span text:style-name="T2">input (text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text"&gt;&lt;br&gt;</text:p>
          </table:table-cell>
        </table:table-row>
        <table:table-row table:style-name="Table8.1">
          <table:table-cell table:style-name="Table8.A2" office:value-type="string">
            <text:list xml:id="list33443123" text:continue-numbering="true" text:style-name="WWNum8">
              <text:list-item>
                <text:p text:style-name="P14"><text:span text:style-name="T2">input (file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Select a file: &lt;input type="file" name="img"&gt;</text:p>
          </table:table-cell>
        </table:table-row>
        <table:table-row table:style-name="Table8.1">
          <table:table-cell table:style-name="Table8.A2" office:value-type="string">
            <text:list xml:id="list33447105" text:continue-numbering="true" text:style-name="WWNum8">
              <text:list-item>
                <text:p text:style-name="P14"><text:span text:style-name="T2">article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article&gt;Lorem ipsum dolor sit amet, consectetur adipisicing elit, sed do eiusmod</text:p>
            <text:p text:style-name="P4"><text:tab/><text:tab/><text:tab/>tempor incididunt ut labore et dolore magna aliqua. Ut enim ad minim veniam,</text:p>
            <text:p text:style-name="P4"><text:tab/><text:tab/><text:tab/>quis nostrud exercitation ullamco laboris nisi ut aliquip ex ea commodo</text:p>
            <text:p text:style-name="P4"><text:tab/><text:tab/><text:tab/>consequat. Duis aute irure dolor in reprehenderit in voluptate velit esse</text:p>
            <text:p text:style-name="P4"><text:tab/><text:tab/><text:tab/>cillum dolore eu fugiat nulla pariatur. Excepteur sint occaecat cupidatat non</text:p>
            <text:p text:style-name="P4"><text:tab/><text:tab/><text:tab/>proident, sunt in culpa qui officia deserunt mollit anim id est laborum.&lt;/article&gt;</text:p>
          </table:table-cell>
        </table:table-row>
        <table:table-row table:style-name="Table8.1">
          <table:table-cell table:style-name="Table8.A2" office:value-type="string">
            <text:list xml:id="list33424808" text:continue-numbering="true" text:style-name="WWNum8">
              <text:list-item>
                <text:p text:style-name="P14"><text:span text:style-name="T2">figcaption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mg src="http://lorempixel.com/60/60/" alt="PhotoLorem"&gt;&lt;figcaption&gt;This is a figcaption&lt;/figcaption&gt;</text:p>
          </table:table-cell>
        </table:table-row>
        <table:table-row table:style-name="Table8.1">
          <table:table-cell table:style-name="Table8.A2" office:value-type="string">
            <text:list xml:id="list33454899" text:continue-numbering="true" text:style-name="WWNum8">
              <text:list-item>
                <text:p text:style-name="P14"><text:span text:style-name="T2">label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label&gt;This is a label&lt;/label&gt;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padding="0in" fo:border="none" fo:keep-with-next="auto" style:writing-mode="lr-tb">
        <style:background-image/>
      </style:paragraph-properties>
      <style:text-properties fo:color="#000000" style:text-position="0% 100%" style:font-name="Calibri" fo:font-size="10pt" fo:language="en" fo:country="US" style:text-underline-style="none" style:font-name-asian="Calibri1" style:font-size-asian="10pt" style:font-name-complex="Calibri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.0835in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25in" fo:margin-bottom="0.055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94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665in" fo:margin-bottom="0.028in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528in" fo:margin-bottom="0.028in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.028in" fo:keep-together="always" fo:keep-with-next="always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953in" fo:margin-left="0.7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472in" fo:page-height="13in" style:num-format="1" style:print-orientation="portrait" fo:margin-top="1in" fo:margin-bottom="1in" fo:margin-left="1.25in" fo:margin-right="1.25in" style:writing-mode="lr-tb" style:layout-grid-color="#c0c0c0" style:layout-grid-lines="27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9T12:10:08</meta:creation-date>
    <meta:initial-creator>tuitt Philippines</meta:initial-creator>
    <dc:date>2017-12-05T13:25:20.98</dc:date>
    <meta:generator>OpenOffice/4.1.2$Win32 OpenOffice.org_project/412m3$Build-9782</meta:generator>
    <meta:document-statistic meta:table-count="8" meta:image-count="0" meta:object-count="0" meta:page-count="6" meta:paragraph-count="267" meta:word-count="775" meta:character-count="5876"/>
    <meta:user-defined meta:name="LinksUpToDate" meta:value-type="boolean">false</meta:user-defined>
    <meta:user-defined meta:name="ScaleCrop" meta:value-type="boolean">false</meta:user-defined>
  </office:meta>
</office:document-meta>
</file>